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12168b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06e520e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32800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1863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1346ba1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style:font-size-asian="11pt" style:font-size-complex="11pt"/>
    </style:style>
    <style:style style:name="T134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officeooo:rsid="1035cc54"/>
    </style:style>
    <style:style style:name="T144" style:family="text">
      <style:text-properties officeooo:rsid="103b85c2"/>
    </style:style>
    <style:style style:name="T145" style:family="text">
      <style:text-properties officeooo:rsid="10d28a1c"/>
    </style:style>
    <style:style style:name="T146" style:family="text">
      <style:text-properties officeooo:rsid="10b6b930"/>
    </style:style>
    <style:style style:name="T147" style:family="text">
      <style:text-properties fo:language="en" fo:country="GB" officeooo:rsid="10b6b930"/>
    </style:style>
    <style:style style:name="T148" style:family="text">
      <style:text-properties fo:language="en" fo:country="GB"/>
    </style:style>
    <style:style style:name="T149" style:family="text">
      <style:text-properties fo:language="en" fo:country="GB" officeooo:rsid="10a19599"/>
    </style:style>
    <style:style style:name="T150" style:family="text">
      <style:text-properties fo:language="en" fo:country="GB" officeooo:rsid="10d28a1c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style:font-name="Liberation Sans" fo:font-size="12pt" fo:language="en" fo:country="GB" officeooo:rsid="0d1ec96e" style:font-size-asian="12pt" style:font-size-complex="12pt"/>
    </style:style>
    <style:style style:name="T180" style:family="text">
      <style:text-properties style:font-name="Liberation Sans" fo:font-size="12pt" fo:language="en" fo:country="GB" officeooo:rsid="110298af" style:font-size-asian="12pt" style:font-size-complex="12pt"/>
    </style:style>
    <style:style style:name="T181" style:family="text">
      <style:text-properties style:font-name="Liberation Sans" fo:font-size="12pt" fo:language="en" fo:country="GB" officeooo:rsid="0ff397b4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font-name="Liberation Sans" fo:font-size="12pt" fo:language="en" fo:country="GB" officeooo:rsid="0f51b898"/>
    </style:style>
    <style:style style:name="T19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language="en" fo:country="GB" style:text-underline-style="none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Install</text:span></text:span><text:span text:style-name="Strong_20_Emphasis"><text:span text:style-name="T88">ation</text:span></text:span><text:span text:style-name="Strong_20_Emphasis"><text:span text:style-name="T87">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Create a bootable USB stick:<text:line-break/>Download a CD image file (.iso) from</text:span><text:span text:style-name="T111"> </text:span><text:a xlink:type="simple" xlink:href="https://www.debian.org/" text:style-name="Internet_20_link" text:visited-style-name="Visited_20_Internet_20_Link"><text:span text:style-name="T112">debian.org</text:span></text:a><text:span text:style-name="T111">, </text:span><text:span text:style-name="T113">click </text:span><text:span text:style-name="Sterk_20_accent_20_voetnoot"><text:span text:style-name="T114">Other downloads</text:span></text:span><text:span text:style-name="T113"> (under Downloads) and then click </text:span><text:span text:style-name="T115">for example</text:span><text:span text:style-name="T113"> </text:span><text:span text:style-name="Sterk_20_accent_20_voetnoot"><text:span text:style-name="T114">Live G</text:span></text:span><text:span text:style-name="Sterk_20_accent_20_voetnoot"><text:span text:style-name="T116">NOME</text:span></text:span><text:span text:style-name="T113"> (under Try </text:span><text:span text:style-name="T113"><text:user-field-get text:name="Distro">Debian</text:user-field-get></text:span><text:span text:style-name="T113"><text:s/>live before installing).</text:span><text:span text:style-name="Strong_20_Emphasis"><text:span text:style-name="T110"><text:line-break/></text:span></text:span><text:span text:style-name="T117">The next steps are described in </text:span><text:span text:style-name="Sterk_20_accent_20_voetnoot"><text:span text:style-name="T118">Linux informati</text:span></text:span><text:span text:style-name="Sterk_20_accent_20_voetnoot"><text:span text:style-name="T119">on</text:span></text:span><text:span text:style-name="T117">, which can be found at </text:span><text:a xlink:type="simple" xlink:href="https://karelzimmer.nl/en" text:style-name="Internet_20_link" text:visited-style-name="Visited_20_Internet_20_Link"><text:span text:style-name="T120">karelzimmer.nl/en</text:span></text:a><text:span text:style-name="T117">.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22">Select </text:span><text:span text:style-name="T123">Live </text:span><text:span text:style-name="T124">system (amd64)</text:span><text:span text:style-name="T125"> </text:span><text:span text:style-name="T126">and press </text:span><text:span text:style-name="T127">the</text:span><text:span text:style-name="T128"> </text:span><text:span text:style-name="T129">Enter</text:span><text:span text:style-name="T127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30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31">Start the installation by clicking </text:span><text:span text:style-name="Strong_20_Emphasis"><text:span text:style-name="T132">Activities</text:span></text:span><text:span text:style-name="T131"> and clicking </text:span><text:span text:style-name="Strong_20_Emphasis"><text:span text:style-name="T132">Install Debia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33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34">Follow the installation screens and complete them.</text:span></text:span><text:span text:style-name="T135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36">Connect to the </text:span><text:span text:style-name="T137">network</text:span><text:span text:style-name="T136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38">At</text:span><text:span text:style-name="T131"> </text:span><text:span text:style-name="T132">Welcome</text:span><text:span text:style-name="T131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39">Select </text:span><text:span text:style-name="T140">application and </text:span><text:span text:style-name="T139">system language, and c</text:span><text:span text:style-name="T141">lic</text:span><text:span text:style-name="T138">k</text:span><text:span text:style-name="T141"> </text:span><text:span text:style-name="Strong_20_Emphasis"><text:span text:style-name="T142">Next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43">At</text:span> <text:span text:style-name="Strong_20_Emphasis">Regio</text:span><text:span text:style-name="Strong_20_Emphasis"><text:span text:style-name="T144">n</text:span></text:span> <text:span text:style-name="T143">choose</text:span> <text:span text:style-name="Strong_20_Emphasis">Europ</text:span><text:span text:style-name="Strong_20_Emphasis"><text:span text:style-name="T143">e</text:span></text:span> <text:span text:style-name="T145">and click </text:span><text:span text:style-name="Strong_20_Emphasis"><text:span text:style-name="T145">Next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46">At</text:span> <text:span text:style-name="Strong_20_Emphasis"><text:span text:style-name="T146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47">Choose</text:span><text:span text:style-name="T148"> </text:span><text:span text:style-name="Strong_20_Emphasis"><text:span text:style-name="T148">English (US)</text:span></text:span><text:span text:style-name="T148"> </text:span><text:span text:style-name="T147">a</text:span><text:span text:style-name="T149">n</text:span><text:span text:style-name="T147">d</text:span><text:span text:style-name="T149"> </text:span><text:span text:style-name="Strong_20_Emphasis"><text:span text:style-name="T149">English (US, intl., with dead keys)</text:span></text:span><text:span text:style-name="T149">, </text:span><text:span text:style-name="T150">and click </text:span><text:span text:style-name="Strong_20_Emphasis"><text:span text:style-name="T150">Next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51">At </text:span><text:span text:style-name="Strong_20_Emphasis"><text:span text:style-name="T152">Users</text:span></text:span><text:span text:style-name="T1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54">E</text:span><text:span text:style-name="T155">nter </text:span><text:span text:style-name="Strong_20_Emphasis"><text:span text:style-name="T152">What is your name</text:span></text:span><text:span text:style-name="T156"> </text:span><text:span text:style-name="T157">&lt;</text:span><text:span text:style-name="T158">user</text:span><text:span text:style-name="T157">&gt;</text:span><text:span text:style-name="T159">, </text:span><text:span text:style-name="Strong_20_Emphasis"><text:span text:style-name="T160"><text:line-break/></text:span></text:span><text:span text:style-name="Strong_20_Emphasis"><text:span text:style-name="T161">What name do you want to use to log in</text:span></text:span><text:span text:style-name="T162"> </text:span><text:span text:style-name="T157">&lt;</text:span><text:span text:style-name="T158">user</text:span><text:span text:style-name="T163">name</text:span><text:span text:style-name="T157">&gt;</text:span><text:span text:style-name="T162">,</text:span><text:span text:style-name="Strong_20_Emphasis"><text:span text:style-name="T164"><text:line-break/></text:span></text:span><text:span text:style-name="Strong_20_Emphasis"><text:span text:style-name="T165">What is the na</text:span></text:span><text:span text:style-name="Strong_20_Emphasis"><text:span text:style-name="T161">me of </text:span></text:span><text:span text:style-name="Strong_20_Emphasis"><text:span text:style-name="T166">this</text:span></text:span><text:span text:style-name="Strong_20_Emphasis"><text:span text:style-name="T161"> computer</text:span></text:span><text:span text:style-name="T167"> &lt;</text:span><text:span text:style-name="T168">computerna</text:span><text:span text:style-name="T169">me&gt;</text:span><text:span text:style-name="T162">,</text:span><text:span text:style-name="Strong_20_Emphasis"><text:span text:style-name="T164"><text:line-break/></text:span></text:span><text:span text:style-name="Strong_20_Emphasis"><text:span text:style-name="T170">enter a </text:span></text:span><text:span text:style-name="Strong_20_Emphasis"><text:span text:style-name="T171">password</text:span></text:span><text:span text:style-name="T172"> twice </text:span><text:span text:style-name="T173">and click </text:span><text:span text:style-name="Strong_20_Emphasis"><text:span text:style-name="T174">Next</text:span></text:span><text:span text:style-name="T173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75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76">Log in as </text:span><text:span text:style-name="T157">&lt;</text:span><text:span text:style-name="T158">user</text:span><text:span text:style-name="T157">&gt;</text:span><text:span text:style-name="T176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77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78">Press the Super (Windows/command/magnifier) key or click in the upper left corner.</text:span><text:span text:style-name="T178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79">Type the </text:span><text:span text:style-name="T180">following </text:span><text:span text:style-name="T179">t</text:span><text:span text:style-name="T181">hree</text:span><text:span text:style-name="T179"> commands, each followed by the</text:span><text:span text:style-name="T71"> </text:span><text:span text:style-name="T77">Enter</text:span><text:span text:style-name="T179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82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78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Install</text:span></text:span><text:span text:style-name="Strong_20_Emphasis"><text:span text:style-name="T88">ation</text:span></text:span><text:span text:style-name="Strong_20_Emphasis"><text:span text:style-name="T87">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83">Se</text:span><text:span text:style-name="T184">lect</text:span><text:span text:style-name="T183"> </text:span><text:span text:style-name="Strong_20_Emphasis"><text:span text:style-name="T185">3</text:span></text:span><text:span text:style-name="T186"> </text:span><text:span text:style-name="T187">Finish installatio</text:span><text:span text:style-name="T188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189">S</text:span></text:span><text:span text:style-name="Strong_20_Emphasis"><text:span text:style-name="T190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191">Log in as</text:span><text:span text:style-name="T176"> </text:span><text:span text:style-name="T157">&lt;</text:span><text:span text:style-name="T158">user</text:span><text:span text:style-name="T157">&gt;</text:span><text:span text:style-name="T192"><text:note text:id="ftn7" text:note-class="footnote"><text:note-citation>1</text:note-citation><text:note-body><text:p text:style-name="P91"><text:span text:style-name="T193">Login any additional </text:span><text:span text:style-name="T194">user</text:span><text:span text:style-name="T195">s </text:span><text:span text:style-name="T193">and follow the same steps.</text:span></text:p></text:note-body></text:note></text:span><text:span text:style-name="T176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77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196">Follow the welcome screens.</text:span><text:span text:style-name="T130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Install</text:span></text:span><text:span text:style-name="Strong_20_Emphasis"><text:span text:style-name="T88">ation</text:span></text:span><text:span text:style-name="Strong_20_Emphasis"><text:span text:style-name="T87">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197">Select</text:span><text:span text:style-name="T183"> </text:span><text:span text:style-name="Strong_20_Emphasis"><text:span text:style-name="T185">4</text:span></text:span><text:span text:style-name="T198"> </text:span><text:span text:style-name="T199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00">End of checklist,</text:span><text:span text:style-name="T201"> </text:span><text:span text:style-name="T201"><text:user-field-get text:name="Distro">Debian</text:user-field-get></text:span><text:span text:style-name="T101"><text:s/></text:span><text:span text:style-name="T102">Desktop</text:span><text:span text:style-name="T103"> </text:span><text:span text:style-name="T200">installation is complete.</text:span></text:p>
      <text:p text:style-name="P103"/>
      <text:p text:style-name="P104"><text:span text:style-name="T202">Written</text:span><text:span text:style-name="T203"> </text:span><text:span text:style-name="T202">by</text:span><text:span text:style-name="T203"> </text:span><text:a xlink:type="simple" xlink:href="mailto:info@karelzimmer.nl?subject=Checklist%20installation%20Linux" text:style-name="Internet_20_link" text:visited-style-name="Visited_20_Internet_20_Link"><text:span text:style-name="T204">Karel Zimmer</text:span></text:a><text:span text:style-name="T205">.</text:span></text:p>
      <text:p text:style-name="P105"><text:span text:style-name="T206">License </text:span><text:span text:style-name="T207">C</text:span><text:span text:style-name="T208">C0</text:span><text:span text:style-name="T205"> 1.0</text:span><text:span text:style-name="T209"> </text:span><text:span text:style-name="T20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9"><text:s/></text:span><text:span text:style-name="T20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9-24T08:11:45.750587792">24/09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9-24T08:11:45.681544410</dc:date>
    <meta:keyword>Installatie</meta:keyword>
    <meta:keyword>Checklist</meta:keyword>
    <meta:keyword>Linux</meta:keyword>
    <meta:editing-cycles>7087</meta:editing-cycles>
    <meta:editing-duration>P12DT13H44M54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92" meta:word-count="526" meta:character-count="3286" meta:non-whitespace-character-count="2799"/>
    <meta:user-defined meta:name="Info 1"/>
    <meta:user-defined meta:name="Info 2"/>
    <meta:user-defined meta:name="Info 3"/>
    <meta:user-defined meta:name="Info 4"/>
  </office:meta>
</office:document-meta>
</file>